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6000001C77D4E9317.png" manifest:media-type="image/png"/>
  <manifest:file-entry manifest:full-path="Pictures/1000000000000239000001CFF1BBD468.png" manifest:media-type="image/png"/>
  <manifest:file-entry manifest:full-path="Pictures/1000000000000249000001C7A867598D.png" manifest:media-type="image/png"/>
  <manifest:file-entry manifest:full-path="Pictures/1000000000000249000001C7BC7ED6F7.png" manifest:media-type="image/png"/>
  <manifest:file-entry manifest:full-path="Pictures/10000000000005A000000364F0B0FB40.jpg" manifest:media-type="image/jpeg"/>
  <manifest:file-entry manifest:full-path="Pictures/1000000000000534000003246D989C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图像5" text:anchor-type="char" svg:x="0.27cm" svg:y="0.03cm" svg:width="17cm" svg:height="10.261cm" draw:z-index="3"><draw:image xlink:href="Pictures/1000000000000534000003246D989C0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6" text:anchor-type="char" svg:x="0.3cm" svg:y="0.136cm" svg:width="17cm" svg:height="10.261cm" draw:z-index="5"><draw:image xlink:href="Pictures/10000000000005A000000364F0B0FB40.jpg" xlink:type="simple" xlink:show="embed" xlink:actuate="onLoad" draw:mime-type="image/jpe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2" text:anchor-type="char" svg:x="-0.064cm" svg:y="0.152cm" svg:width="9.726cm" svg:height="7.565cm" draw:z-index="1"><draw:image xlink:href="Pictures/1000000000000249000001C7A867598D.png" xlink:type="simple" xlink:show="embed" xlink:actuate="onLoad" draw:mime-type="image/png"/></draw:frame></text:p>
      <text:p text:style-name="Standard"><draw:frame draw:style-name="fr1" draw:name="图像4" text:anchor-type="char" svg:x="10.49cm" svg:y="0.212cm" svg:width="8.248cm" svg:height="6.712cm" draw:z-index="2"><draw:image xlink:href="Pictures/1000000000000239000001CFF1BBD46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图像1" text:anchor-type="char" svg:x="-0.736cm" svg:y="4.376cm" svg:width="9.2cm" svg:height="7.156cm" draw:z-index="0"><draw:image xlink:href="Pictures/1000000000000246000001C77D4E9317.png" xlink:type="simple" xlink:show="embed" xlink:actuate="onLoad" draw:mime-type="image/png"/></draw:frame><draw:frame draw:style-name="fr1" draw:name="图像3" text:anchor-type="char" svg:x="9.091cm" svg:y="4.692cm" svg:width="8.883cm" svg:height="6.909cm" draw:z-index="4"><draw:image xlink:href="Pictures/1000000000000249000001C7BC7ED6F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 CN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 CN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体 CN" style:font-family-asian="'思源黑体 CN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8:58:20.152055361</meta:creation-date>
    <dc:date>2024-03-27T19:03:57.709577091</dc:date>
    <meta:editing-duration>PT5M37S</meta:editing-duration>
    <meta:editing-cycles>2</meta:editing-cycles>
    <meta:generator>LibreOffice/24.2.1.2$Linux_X86_64 LibreOffice_project/42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